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199cm" fo:margin-bottom="0.199cm" style:contextual-spacing="false" fo:line-height="150%"/>
      <style:text-properties officeooo:rsid="001a0312" officeooo:paragraph-rsid="001a0312"/>
    </style:style>
    <style:style style:name="P2" style:family="paragraph" style:parent-style-name="Standard">
      <style:paragraph-properties fo:margin-top="0.199cm" fo:margin-bottom="0.199cm" style:contextual-spacing="false" fo:line-height="150%"/>
      <style:text-properties officeooo:rsid="001a0312" officeooo:paragraph-rsid="001ab371"/>
    </style:style>
    <style:style style:name="P3" style:family="paragraph" style:parent-style-name="Standard">
      <style:paragraph-properties fo:margin-top="0.199cm" fo:margin-bottom="0.199cm" style:contextual-spacing="false" fo:line-height="150%"/>
      <style:text-properties officeooo:rsid="001a0312" officeooo:paragraph-rsid="001b92fa"/>
    </style:style>
    <style:style style:name="P4" style:family="paragraph" style:parent-style-name="Standard">
      <style:paragraph-properties fo:margin-top="0.199cm" fo:margin-bottom="0.199cm" style:contextual-spacing="false" fo:line-height="150%"/>
      <style:text-properties officeooo:rsid="001a0312" officeooo:paragraph-rsid="001d407b"/>
    </style:style>
    <style:style style:name="P5" style:family="paragraph" style:parent-style-name="Standard">
      <style:paragraph-properties fo:margin-top="0.199cm" fo:margin-bottom="0.199cm" style:contextual-spacing="false" fo:line-height="150%"/>
      <style:text-properties officeooo:paragraph-rsid="001a0312"/>
    </style:style>
    <style:style style:name="P6" style:family="paragraph" style:parent-style-name="Standard" style:list-style-name="L3">
      <style:paragraph-properties fo:margin-top="0.199cm" fo:margin-bottom="0.199cm" style:contextual-spacing="false" fo:line-height="150%"/>
      <style:text-properties officeooo:paragraph-rsid="001ab371"/>
    </style:style>
    <style:style style:name="P7" style:family="paragraph" style:parent-style-name="Standard">
      <style:paragraph-properties fo:margin-top="0.199cm" fo:margin-bottom="0.199cm" style:contextual-spacing="false" fo:line-height="150%"/>
      <style:text-properties officeooo:paragraph-rsid="001ab371"/>
    </style:style>
    <style:style style:name="P8" style:family="paragraph" style:parent-style-name="Standard" style:list-style-name="L3">
      <style:paragraph-properties fo:margin-top="0.199cm" fo:margin-bottom="0.199cm" style:contextual-spacing="false" fo:line-height="150%"/>
      <style:text-properties officeooo:rsid="001ab371" officeooo:paragraph-rsid="001ab371"/>
    </style:style>
    <style:style style:name="P9" style:family="paragraph" style:parent-style-name="Standard">
      <style:paragraph-properties fo:margin-top="0.199cm" fo:margin-bottom="0.199cm" style:contextual-spacing="false" fo:line-height="150%"/>
      <style:text-properties officeooo:rsid="001ab371" officeooo:paragraph-rsid="001ab371"/>
    </style:style>
    <style:style style:name="P10" style:family="paragraph" style:parent-style-name="Standard">
      <style:paragraph-properties fo:margin-top="0.199cm" fo:margin-bottom="0.199cm" style:contextual-spacing="false" fo:line-height="150%"/>
      <style:text-properties style:font-name="Liberation Sans" fo:font-size="16.1000003814697pt" fo:font-weight="bold" officeooo:rsid="001a0312" officeooo:paragraph-rsid="001ab371" style:font-name-asian="Droid Sans Fallback" style:font-size-asian="16.1000003814697pt" style:font-weight-asian="bold" style:font-name-complex="FreeSans" style:font-size-complex="16.1000003814697pt" style:font-weight-complex="bold"/>
    </style:style>
    <style:style style:name="P11" style:family="paragraph" style:parent-style-name="Standard">
      <style:paragraph-properties fo:margin-top="0.199cm" fo:margin-bottom="0.199cm" style:contextual-spacing="false" fo:line-height="100%"/>
      <style:text-properties fo:font-size="10pt" fo:font-style="italic" officeooo:rsid="001ab371" officeooo:paragraph-rsid="001ab371" style:font-size-asian="10pt" style:font-style-asian="italic" style:font-size-complex="10pt" style:font-style-complex="italic"/>
    </style:style>
    <style:style style:name="P12" style:family="paragraph" style:parent-style-name="Standard">
      <style:paragraph-properties fo:margin-top="0.199cm" fo:margin-bottom="0.199cm" style:contextual-spacing="false" fo:line-height="150%"/>
      <style:text-properties fo:font-size="12pt" officeooo:rsid="001d407b" officeooo:paragraph-rsid="001f35a3" style:font-size-asian="12pt" style:font-size-complex="12pt"/>
    </style:style>
    <style:style style:name="P13" style:family="paragraph" style:parent-style-name="Standard">
      <style:paragraph-properties fo:margin-top="0.199cm" fo:margin-bottom="0.199cm" style:contextual-spacing="false" fo:line-height="150%"/>
      <style:text-properties fo:color="#ff0000" fo:font-size="12pt" officeooo:rsid="00208a2e" officeooo:paragraph-rsid="00208a2e" style:font-size-asian="12pt" style:font-size-complex="12pt"/>
    </style:style>
    <style:style style:name="P14" style:family="paragraph" style:parent-style-name="Standard">
      <style:paragraph-properties fo:margin-top="0.199cm" fo:margin-bottom="0.199cm" style:contextual-spacing="false" fo:line-height="150%"/>
      <style:text-properties fo:color="#000000" style:font-name="Liberation Sans" fo:font-size="16.1000003814697pt" fo:font-weight="bold" officeooo:rsid="001a0312" officeooo:paragraph-rsid="002269eb" style:font-name-asian="Droid Sans Fallback" style:font-size-asian="16.1000003814697pt" style:font-weight-asian="bold" style:font-name-complex="FreeSans" style:font-size-complex="16.1000003814697pt" style:font-weight-complex="bold"/>
    </style:style>
    <style:style style:name="P15" style:family="paragraph" style:parent-style-name="Standard">
      <style:paragraph-properties fo:margin-top="0cm" fo:margin-bottom="0cm" style:contextual-spacing="false" fo:line-height="150%"/>
      <style:text-properties officeooo:rsid="001c8de7" officeooo:paragraph-rsid="001c8de7"/>
    </style:style>
    <style:style style:name="P16" style:family="paragraph" style:parent-style-name="Standard">
      <style:paragraph-properties fo:margin-top="0cm" fo:margin-bottom="0cm" style:contextual-spacing="false" fo:line-height="100%"/>
      <style:text-properties style:font-name="Courier New" officeooo:rsid="001ab371" officeooo:paragraph-rsid="001ab371"/>
    </style:style>
    <style:style style:name="P17" style:family="paragraph" style:parent-style-name="Standard">
      <style:paragraph-properties fo:margin-top="0cm" fo:margin-bottom="0cm" style:contextual-spacing="false" fo:line-height="100%"/>
      <style:text-properties style:font-name="Courier New" fo:font-size="10pt" fo:font-style="italic" officeooo:rsid="001ab371" officeooo:paragraph-rsid="001ab371" style:font-size-asian="10pt" style:font-style-asian="italic" style:font-size-complex="10pt" style:font-style-complex="italic"/>
    </style:style>
    <style:style style:name="P18" style:family="paragraph" style:parent-style-name="Standard">
      <style:paragraph-properties fo:margin-top="0cm" fo:margin-bottom="0cm" style:contextual-spacing="false" fo:line-height="150%"/>
      <style:text-properties style:font-name="Courier New" fo:font-size="10pt" fo:font-style="italic" officeooo:rsid="001ab371" officeooo:paragraph-rsid="001d407b" style:font-size-asian="10pt" style:font-style-asian="italic" style:font-size-complex="10pt" style:font-style-complex="italic"/>
    </style:style>
    <style:style style:name="P19" style:family="paragraph" style:parent-style-name="Standard">
      <style:paragraph-properties fo:margin-top="0cm" fo:margin-bottom="0cm" style:contextual-spacing="false" fo:line-height="150%"/>
      <style:text-properties style:font-name="Courier New" fo:font-size="10pt" officeooo:rsid="001d407b" officeooo:paragraph-rsid="001d407b" style:font-size-asian="10pt" style:font-size-complex="10pt"/>
    </style:style>
    <style:style style:name="P20" style:family="paragraph" style:parent-style-name="Text_20_body">
      <style:paragraph-properties fo:margin-top="0.199cm" fo:margin-bottom="0.199cm" style:contextual-spacing="false"/>
    </style:style>
    <style:style style:name="P21" style:family="paragraph" style:parent-style-name="Heading_20_2">
      <style:paragraph-properties fo:margin-top="0.199cm" fo:margin-bottom="0.199cm" style:contextual-spacing="false"/>
    </style:style>
    <style:style style:name="P22" style:family="paragraph" style:parent-style-name="Sender">
      <style:paragraph-properties fo:margin-top="0.199cm" fo:margin-bottom="0.199cm" style:contextual-spacing="false"/>
    </style:style>
    <style:style style:name="P23" style:family="paragraph" style:parent-style-name="Heading_20_1">
      <style:paragraph-properties fo:margin-top="0.199cm" fo:margin-bottom="0.199cm" style:contextual-spacing="false" fo:text-align="center" style:justify-single-word="false"/>
    </style:style>
    <style:style style:name="P24" style:family="paragraph" style:parent-style-name="Text_20_body_20_indent">
      <style:paragraph-properties fo:margin-top="0.199cm" fo:margin-bottom="0.199cm" style:contextual-spacing="false"/>
      <style:text-properties fo:font-size="10pt" officeooo:paragraph-rsid="002269eb" style:font-size-asian="10pt" style:font-size-complex="10pt"/>
    </style:style>
    <style:style style:name="P25" style:family="paragraph" style:parent-style-name="Text_20_body_20_indent">
      <style:paragraph-properties fo:margin-left="0cm" fo:margin-right="0cm" fo:margin-top="0.199cm" fo:margin-bottom="0.199cm" style:contextual-spacing="false" fo:line-height="150%" fo:text-indent="0cm" style:auto-text-indent="false"/>
      <style:text-properties fo:color="#000000" style:font-name="Liberation Sans" fo:font-size="16.1000003814697pt" fo:font-weight="bold" officeooo:rsid="001a0312" officeooo:paragraph-rsid="002269eb" style:font-name-asian="Droid Sans Fallback" style:font-size-asian="16.1000003814697pt" style:font-weight-asian="bold" style:font-name-complex="FreeSans" style:font-size-complex="16.1000003814697pt" style:font-weight-complex="bold"/>
    </style:style>
    <style:style style:name="P26" style:family="paragraph" style:parent-style-name="Text_20_body_20_indent">
      <style:paragraph-properties fo:margin-left="0cm" fo:margin-right="0cm" fo:margin-top="0.199cm" fo:margin-bottom="0.199cm" style:contextual-spacing="false" fo:line-height="150%" fo:text-indent="0cm" style:auto-text-indent="false"/>
      <style:text-properties fo:color="#000000" style:font-name="Courier New" fo:font-size="10pt" fo:font-weight="normal" officeooo:rsid="001d407b" officeooo:paragraph-rsid="002559ee" style:font-name-asian="Droid Sans Fallback" style:font-size-asian="10pt" style:font-weight-asian="normal" style:font-name-complex="FreeSans" style:font-size-complex="10pt" style:font-weight-complex="normal"/>
    </style:style>
    <style:style style:name="T1" style:family="text">
      <style:text-properties officeooo:rsid="001a0312"/>
    </style:style>
    <style:style style:name="T2" style:family="text">
      <style:text-properties style:font-name="Liberation Sans" fo:font-size="16.1000003814697pt" fo:font-weight="bold" style:font-name-asian="Droid Sans Fallback" style:font-size-asian="16.1000003814697pt" style:font-weight-asian="bold" style:font-name-complex="FreeSans" style:font-size-complex="16.1000003814697pt" style:font-weight-complex="bold"/>
    </style:style>
    <style:style style:name="T3" style:family="text">
      <style:text-properties style:font-name="Liberation Sans" fo:font-size="16.1000003814697pt" fo:font-weight="bold" officeooo:rsid="001a0312" style:font-name-asian="Droid Sans Fallback" style:font-size-asian="16.1000003814697pt" style:font-weight-asian="bold" style:font-name-complex="FreeSans" style:font-size-complex="16.1000003814697pt" style:font-weight-complex="bold"/>
    </style:style>
    <style:style style:name="T4" style:family="text">
      <style:text-properties style:font-name="Liberation Sans" fo:font-size="16.1000003814697pt" fo:font-weight="bold" officeooo:rsid="001ab371" style:font-name-asian="Droid Sans Fallback" style:font-size-asian="16.1000003814697pt" style:font-weight-asian="bold" style:font-name-complex="FreeSans" style:font-size-complex="16.1000003814697pt" style:font-weight-complex="bold"/>
    </style:style>
    <style:style style:name="T5" style:family="text">
      <style:text-properties officeooo:rsid="001ab371"/>
    </style:style>
    <style:style style:name="T6" style:family="text">
      <style:text-properties officeooo:rsid="001b92fa"/>
    </style:style>
    <style:style style:name="T7" style:family="text">
      <style:text-properties fo:font-size="10pt" fo:font-style="italic" style:font-size-asian="10pt" style:font-style-asian="italic" style:font-size-complex="10pt" style:font-style-complex="italic"/>
    </style:style>
    <style:style style:name="T8" style:family="text">
      <style:text-properties officeooo:rsid="001d407b"/>
    </style:style>
    <style:style style:name="T9" style:family="text">
      <style:text-properties officeooo:rsid="00208a2e"/>
    </style:style>
    <style:style style:name="T10" style:family="text">
      <style:text-properties fo:font-size="12pt" style:font-size-asian="12pt" style:font-size-complex="12pt"/>
    </style:style>
    <style:style style:name="T11" style:family="text">
      <style:text-properties officeooo:rsid="002269eb"/>
    </style:style>
    <style:style style:name="T12" style:family="text">
      <style:text-properties officeooo:rsid="00226ee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
      <text:h text:style-name="P23" text:outline-level="1">Actividad 2.1: Ejercicio de simulación</text:h>
      <text:p text:style-name="P20"/>
      <text:p text:style-name="P24">El estudiante generará un conjunto de datos artificial compuesto por 100 instancias caracterizadas por una variable relevante en sentido fuerte, tres variables relevantes en sentido débil y una variable totalmente irrelevante. Esta última se puede generar mediante números aleatorios extraídos de una distribución de probabilidad uniforme o normal (gaussiana). </text:p>
      <text:p text:style-name="P24">Como indicación sugerimos extender el ejemplo XOR a tres dimensiones (véase el artículo Kohavi, R. &amp; John, G.H., Wrappers for Feature Subset Selection (1997) para obtener indicaciones sobre las definiciones de relevancia y sobre el problema XOR). </text:p>
      <text:p text:style-name="P24">A continuación, aplicará diferentes técnicas de selección de variables disponibles en weka (un mínimo de tres de filtrado, el análisis de componentes principales y la técnica de envoltura, WrapperSubsetEval, con BayesNet como clasificador y empleando todos los valores por defecto, salvo el número máximo de padres que se debe modificar a 3).</text:p>
      <text:p text:style-name="P22"/>
      <text:h text:style-name="P21" text:outline-level="2"><text:span text:style-name="T5">1.<text:tab/></text:span>Introducción</text:h>
      <text:p text:style-name="P1"><text:tab/>Para la realización de esta práctica me han sido de mucha ayuda las aportaciones del resto de compañeros en los foros. Retomo los estudios universitarios después de bastantes años sin contacto con la Universidad y supongo que necesito un poco de rodaje y soltura, que espero que pronto llegarán.</text:p>
      <text:p text:style-name="P5"/>
      <text:p text:style-name="P5"><text:span text:style-name="T4">2.<text:tab/></text:span><text:span text:style-name="T3">Descripción del experimento</text:span></text:p>
      <text:p text:style-name="P1"><text:tab/>Tal como se ha sugerido, y siguiendo el artículo recomendado como lectura para la tarea, lo que he hecho es ampliar el ejemplo XOR propuesto. De este modo, he generado un conjunto de datos “aleatorios” formado por 5 variables (X1, X2, X3, X4, X5) y cuya clasificación recae en una sexta variable Y. Todas ellas son de tipo boolean, si bien, en principio entiendo que la variable X5 podría haber sido de cualquier tipo al ser irrelevante como paso a explicar.</text:p>
      <text:p text:style-name="P1"><text:tab/>En los datos de ejemplo que he construido tenemos las siguientes relaciones definidas apriori:</text:p>
      <text:list xml:id="list7726719795281103320" text:style-name="L3">
        <text:list-item>
          <text:p text:style-name="P6"><text:span text:style-name="T1">X1, X2, y X3 son variables aleatorias booleanas</text:span></text:p>
        </text:list-item>
        <text:list-item>
          <text:p text:style-name="P6"><text:span text:style-name="T1">X4: la construyo a partir de X2 y X3 con un xor. X4 = X2 xor X3</text:span></text:p>
        </text:list-item>
        <text:list-item>
          <text:p text:style-name="P8"><text:soft-page-break/>X5 es una variable numérica con distribución uniforme entre 0 y 1</text:p>
        </text:list-item>
        <text:list-item>
          <text:p text:style-name="P6"><text:span text:style-name="T1">Y: es el valor de la clase y lo calculo como Y = X1 xor X2 xor X3.</text:span></text:p>
        </text:list-item>
      </text:list>
      <text:p text:style-name="P7"><text:span text:style-name="T1"><text:tab/>Por lo tanto, a priori, y de cara a los experimentos que expondré mas tarde relativos a la utilización de Weka para selección de variables, podemos observar que:</text:span></text:p>
      <text:p text:style-name="P7"><text:span text:style-name="T1"><text:tab/>1. X1 es determinante en la predicción del valor de Y y la información que nos aporta nopuede ser sustituida por ninguna otra variable o conjunto de ellas. Pendiente de demostración, parece que podemos decir que X1 es la variable relevante en sentido fuerte.</text:span></text:p>
      <text:p text:style-name="P7"><text:span text:style-name="T1"><text:tab/>2. Las variables X2, X3 y X4 están relacionadas, es decir, son dependientes pues el valor de cualquiera de ellas puede obtenerse conociendo el valor de las otras dos. Ahora bien, teniendo x1, para saber el valor de y nos basta con conocer uno de los pares siguientes valores:</text:span></text:p>
      <text:p text:style-name="P2">(x2, x3) <text:span text:style-name="T5">o </text:span>x4. Es decir, la información contenida por estas tres variables en relación a Y la podemos encontrar <text:span text:style-name="T5">bien en X2 y X3 conjuntamente, o en X4 individualmente</text:span>. Pendiente de demostración, podemos ir diciendo tambień que las variables X2, X3 y X4 serán relevantes en sentido débil. Es decir, una a una son prescindibles y dependiendo del subconjunto de ellas que seleccionemos, no lo son. </text:p>
      <text:p text:style-name="P2"><text:tab/>3. La variable X5 no aporta nada en el conocimiento del valor de Y. Es decir, es claramente</text:p>
      <text:p text:style-name="P1">irrelevante en todos los sentidos.</text:p>
      <text:p text:style-name="P1"/>
      <text:p text:style-name="P10">3.<text:tab/>Datos de prueba</text:p>
      <text:p text:style-name="P2"><text:span text:style-name="T5"><text:tab/>Primeramente generé los datos con un excel. Después, debido a las dificultades que he tenido para demostrar las relevancias que se piden en el ejercicio, decidí implementar un pequeño programa que me permitiera calcular probabilidades condicionales en el conjunto de datos de prueba de forma rápida.</text:span></text:p>
      <text:p text:style-name="P9">Muestro el código:</text:p>
      <text:p text:style-name="P16"><text:span text:style-name="T7">(ns amanas17.md.p2_1</text:span></text:p>
      <text:p text:style-name="P17"><text:s text:c="2"/>(:require [clojure.data.csv :as csv]</text:p>
      <text:p text:style-name="P17"><text:s text:c="12"/>[clojure.java.io :as io]))</text:p>
      <text:p text:style-name="P17"/>
      <text:p text:style-name="P17">(defn xor [&amp; more]</text:p>
      <text:p text:style-name="P17"><text:s text:c="2"/>(reduce not= more))</text:p>
      <text:p text:style-name="P17"/>
      <text:p text:style-name="P17">(def <text:s/>vars [:A :B :C :D :E :Y])</text:p>
      <text:p text:style-name="P17"><text:soft-page-break/></text:p>
      <text:p text:style-name="P17">(def file "resources/md/p2_1/<text:span text:style-name="T6">p2_1</text:span>.<text:span text:style-name="T12">csv</text:span>")</text:p>
      <text:p text:style-name="P17"/>
      <text:p text:style-name="P17">(defn load-data []</text:p>
      <text:p text:style-name="P17"><text:s text:c="2"/>(when (.exists (io/as-file file))</text:p>
      <text:p text:style-name="P17"><text:s text:c="4"/>(with-open [in-file (io/reader file)]</text:p>
      <text:p text:style-name="P17"><text:s text:c="6"/>(-&gt;&gt; <text:s/>(csv/read-csv in-file)</text:p>
      <text:p text:style-name="P17"><text:s text:c="12"/>doall</text:p>
      <text:p text:style-name="P17"><text:s text:c="12"/>rest</text:p>
      <text:p text:style-name="P17"><text:s text:c="12"/>(map (fn [l] (map load-string l)))</text:p>
      <text:p text:style-name="P17"><text:s text:c="12"/>(map (partial zipmap vars))))))</text:p>
      <text:p text:style-name="P17"/>
      <text:p text:style-name="P17">(defn save-data [data]</text:p>
      <text:p text:style-name="P17"><text:s text:c="2"/>(with-open [out-file (io/writer file)]</text:p>
      <text:p text:style-name="P17"><text:s text:c="4"/>(csv/write-csv out-file [(map name vars)])</text:p>
      <text:p text:style-name="P17"><text:s text:c="4"/>(csv/write-csv out-file (map #(map %1 vars) data))))</text:p>
      <text:p text:style-name="P17"/>
      <text:p text:style-name="P17">;; A B C random</text:p>
      <text:p text:style-name="P17">;; D = b xor c</text:p>
      <text:p text:style-name="P17">;; E</text:p>
      <text:p text:style-name="P17">;; Y = a xor d</text:p>
      <text:p text:style-name="P17">(defn generate-data []</text:p>
      <text:p text:style-name="P17"><text:s text:c="2"/>(-&gt;&gt; #(let [a (&lt; 0.5 (Math/round (rand)))</text:p>
      <text:p text:style-name="P17"><text:s text:c="14"/>b (&lt; 0.5 (Math/round (rand)))</text:p>
      <text:p text:style-name="P17"><text:s text:c="14"/>c (&lt; 0.5 (Math/round (rand)))</text:p>
      <text:p text:style-name="P17"><text:s text:c="14"/>d (xor b c)</text:p>
      <text:p text:style-name="P17"><text:s text:c="14"/>e (float (rand))</text:p>
      <text:p text:style-name="P17"><text:s text:c="14"/>y (xor a d)]</text:p>
      <text:p text:style-name="P17"><text:s text:c="10"/>(zipmap vars [a b c d e y]))</text:p>
      <text:p text:style-name="P17"><text:s text:c="7"/>(repeatedly)</text:p>
      <text:p text:style-name="P17"><text:s text:c="7"/>(take 100)))</text:p>
      <text:p text:style-name="P17"/>
      <text:p text:style-name="P17">(def data (or (load-data)</text:p>
      <text:p text:style-name="P17"><text:s text:c="14"/>(save-data (generate-data))</text:p>
      <text:p text:style-name="P17"><text:s text:c="14"/>(load-data)))</text:p>
      <text:p text:style-name="P11"/>
      <text:p text:style-name="P3"><text:span text:style-name="T6"><text:tab/>Más tarde, en el intento de demostración probabilística de las relevancias de las variables mostraré las funciones para cálculo de probabilidades.</text:span></text:p>
      <text:p text:style-name="P3"><text:tab/><text:span text:style-name="T6">Con éste programa, mi conjunto de datos adopta esta forma, hasta 100 instancias:</text:span></text:p>
      <text:p text:style-name="P15">A,B,C,D,E,Y</text:p>
      <text:p text:style-name="P15">false,false,true,true,0.62408954,true</text:p>
      <text:p text:style-name="P15">false,false,false,false,0.661087,false</text:p>
      <text:p text:style-name="P15">false,false,true,true,0.008433332,true</text:p>
      <text:p text:style-name="P15">true,true,true,false,0.731117,true</text:p>
      <text:p text:style-name="P15">true,true,false,true,0.53630805,false</text:p>
      <text:p text:style-name="P15">true,false,true,true,0.58928853,false</text:p>
      <text:p text:style-name="P15">false,false,false,false,0.9986921,false</text:p>
      <text:p text:style-name="P15">true,false,true,true,0.9912234,false</text:p>
      <text:p text:style-name="P15">false,true,true,false,0.5274768,false</text:p>
      <text:p text:style-name="P15">true,false,false,false,0.9981652,true</text:p>
      <text:p text:style-name="P15"><text:soft-page-break/>false,false,false,false,0.68401814,false</text:p>
      <text:p text:style-name="P15">true,true,true,false,0.8628026,true</text:p>
      <text:p text:style-name="P15">...</text:p>
      <text:p text:style-name="P3"/>
      <text:p text:style-name="P3"><text:span text:style-name="T2">3.<text:tab/>Demostración probabilística de la relevancia/irrelevancia</text:span></text:p>
      <text:p text:style-name="P4"><text:span text:style-name="T8"><text:tab/>No estoy satisfecho con los simulacros de demostración que he hecho respecto a las relevancias de cada variable. No obstante, sí que me queda clara (creo) la diferencia entre fuerte (imprescindible para la predicción), débil (sustituible en la predicción) o irrelevante (no aporta nada).</text:span></text:p>
      <text:p text:style-name="P4"><text:tab/><text:span text:style-name="T8">De cara a hacer demostraciones empíricas con mi conjunto de datos, que al ser generados aleatóriamente y con 100 instancias, podría ser suficiente para obtener resultados decentes, he estado jugando a programar funciones que me ayuden. Pero no he llegado al final del asunto. De todos modos, adjunto parte del código que he utilizado, que especialmente me ayuda a calcular probabilidades condicionales:</text:span></text:p>
      <text:p text:style-name="P18">(defn submap? [sub m] <text:s/>(.containsAll (.entrySet m) (.entrySet sub)))</text:p>
      <text:p text:style-name="P18"/>
      <text:p text:style-name="P18">(defn instances [conds]</text:p>
      <text:p text:style-name="P18"><text:s text:c="2"/>(filter (partial submap? conds) data))</text:p>
      <text:p text:style-name="P18">(prn (instances {:A true}))</text:p>
      <text:p text:style-name="P18"/>
      <text:p text:style-name="P18">(defn P [conds]</text:p>
      <text:p text:style-name="P18"><text:s text:c="2"/>(-&gt;&gt; [conds {}] (map instances) (map count) (apply /)))</text:p>
      <text:p text:style-name="P18">(prn (P {:A false}))</text:p>
      <text:p text:style-name="P18"/>
      <text:p text:style-name="P18">(defn Pcond [cond conds]</text:p>
      <text:p text:style-name="P18"><text:s text:c="2"/>(let [pos (instances (merge cond conds))</text:p>
      <text:p text:style-name="P18"><text:s text:c="8"/>all (instances conds)]</text:p>
      <text:p text:style-name="P18"><text:s text:c="4"/>(-&gt;&gt; [pos all] (map count) (apply /))))</text:p>
      <text:p text:style-name="P18">(prn (Pcond {:Y true} {:A false}))</text:p>
      <text:p text:style-name="P18"/>
      <text:p text:style-name="P18">(defn strong?</text:p>
      <text:p text:style-name="P18"><text:s text:c="2"/>([cond conds] (or (= 0 (P (merge cond conds)))</text:p>
      <text:p text:style-name="P18"><text:s text:c="20"/>(-&gt;&gt; [(merge cond conds) conds]</text:p>
      <text:p text:style-name="P18"><text:s text:c="25"/>(map (partial Pcond {:Y true}))</text:p>
      <text:p text:style-name="P18"><text:s text:c="25"/>(apply not=)))))</text:p>
      <text:p text:style-name="P18"/>
      <text:p text:style-name="P18">(prn (strong? {:A true} {:C false :B true}))</text:p>
      <text:p text:style-name="P18"><text:soft-page-break/></text:p>
      <text:p text:style-name="P18">;; Sean a=true, b=true, c=true y d=true</text:p>
      <text:p text:style-name="P18">;; Vamos a demostrar la relevancia fuerte de A.</text:p>
      <text:p text:style-name="P18">;; (assert (not= 0 (P [:a :b :c])))</text:p>
      <text:p text:style-name="P18">;; (assert (not= (Pcond :y [:a :b :c]) (Pcond :y [:b :c])))</text:p>
      <text:p text:style-name="P19"/>
      <text:p text:style-name="P19">;; Vamos a demostrar la relevancia débil de B</text:p>
      <text:p text:style-name="P19">;; (assert (not= 0 (P [:a :c :d])))</text:p>
      <text:p text:style-name="P19">;; (Pcond :y [:a :c :d])</text:p>
      <text:p text:style-name="P19">;; (Pcond :y [:a :d])</text:p>
      <text:p text:style-name="P12"><text:tab/><text:span text:style-name="T9">Sin embargo, después de pasar bastantes horas jugando con éste y otros códigos, no he llegado a grandes resultados porque el número de combinaciones que se crean para considerar todos <text:s/>los subconjuntos de variables según la definición de Kohavi hacen el asunto impracticable.</text:span></text:p>
      <text:p text:style-name="P12"><text:tab/><text:span text:style-name="T9">He intentado después una demostración formal, que es la siguiente:</text:span></text:p>
      <text:p text:style-name="P13">poner la demostración</text:p>
      <text:p text:style-name="P13"/>
      <text:p text:style-name="P14"><text:span text:style-name="T11">4.<text:tab/></text:span>Selección con técnicas de filtrado</text:p>
      <text:p text:style-name="P14"><text:span text:style-name="T11">5.<text:tab/></text:span>Selección con técnicas de componentes principales</text:p>
      <text:p text:style-name="P14"><text:span text:style-name="T11">6.<text:tab/></text:span>Selección con técnicas de envoltura y BayesNet como clasificador</text:p>
      <text:p text:style-name="P25">7.<text:tab/>Conclusiones</text:p>
      <text:p text:style-name="P25"/>
      <text:p text:style-name="P25"/>
      <text:p text:style-name="P26">=== Run information ===</text:p>
      <text:p text:style-name="P26"/>
      <text:p text:style-name="P26">Evaluator: <text:s text:c="3"/>weka.attributeSelection.ReliefFAttributeEval -M -1 -D 1 -K 10</text:p>
      <text:p text:style-name="P26">Search:weka.attributeSelection.Ranker -T -1.7976931348623157E308 -N -1</text:p>
      <text:p text:style-name="P26"><text:soft-page-break/>Relation: <text:s text:c="4"/>p2_1</text:p>
      <text:p text:style-name="P26">Instances: <text:s text:c="3"/>100</text:p>
      <text:p text:style-name="P26">Attributes: <text:s text:c="2"/>6</text:p>
      <text:p text:style-name="P26"><text:s text:c="14"/>A</text:p>
      <text:p text:style-name="P26"><text:s text:c="14"/>B</text:p>
      <text:p text:style-name="P26"><text:s text:c="14"/>C</text:p>
      <text:p text:style-name="P26"><text:s text:c="14"/>D</text:p>
      <text:p text:style-name="P26"><text:s text:c="14"/>E</text:p>
      <text:p text:style-name="P26"><text:s text:c="14"/>Y</text:p>
      <text:p text:style-name="P26">Evaluation mode:evaluate on all training data</text:p>
      <text:p text:style-name="P26"/>
      <text:p text:style-name="P26"/>
      <text:p text:style-name="P26"/>
      <text:p text:style-name="P26">=== Attribute Selection on all input data ===</text:p>
      <text:p text:style-name="P26"/>
      <text:p text:style-name="P26">Search Method:</text:p>
      <text:p text:style-name="P26"><text:tab/>Attribute ranking.</text:p>
      <text:p text:style-name="P26"/>
      <text:p text:style-name="P26">Attribute Evaluator (supervised, Class (nominal): 6 Y):</text:p>
      <text:p text:style-name="P26"><text:tab/>ReliefF Ranking Filter</text:p>
      <text:p text:style-name="P26"><text:tab/>Instances sampled: all</text:p>
      <text:p text:style-name="P26"><text:tab/>Number of nearest neighbours (k): 10</text:p>
      <text:p text:style-name="P26"><text:tab/>Equal influence nearest neighbours</text:p>
      <text:p text:style-name="P26"/>
      <text:p text:style-name="P26">Ranked attributes:</text:p>
      <text:p text:style-name="P26"><text:s/>0.985 <text:s text:c="2"/>1 A</text:p>
      <text:p text:style-name="P26"><text:soft-page-break/><text:s/>0.015 <text:s text:c="2"/>4 D</text:p>
      <text:p text:style-name="P26">-0.0121 <text:s/>5 E</text:p>
      <text:p text:style-name="P26">-0.027 <text:s text:c="2"/>3 C</text:p>
      <text:p text:style-name="P26">-0.034 <text:s text:c="2"/>2 B</text:p>
      <text:p text:style-name="P26"/>
      <text:p text:style-name="P26">Selected attributes: 1,4,5,3,2 :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9T17:39:06.258064815</meta:creation-date>
    <dc:date>2015-11-19T20:51:36.967844118</dc:date>
    <meta:editing-duration>PT3H7M42S</meta:editing-duration>
    <meta:editing-cycles>10</meta:editing-cycles>
    <meta:generator>LibreOffice/4.2.8.2$Linux_X86_64 LibreOffice_project/420m0$Build-2</meta:generator>
    <meta:document-statistic meta:table-count="0" meta:image-count="0" meta:object-count="0" meta:page-count="7" meta:paragraph-count="138" meta:word-count="1248" meta:character-count="8473" meta:non-whitespace-character-count="6881"/>
  </office:meta>
</office:document-meta>
</file>